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5A9A9591843CA020783.jpg" manifest:media-type="image/jpe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201000002F500000162268170F849CD3FE0.png" manifest:media-type="image/pn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66ff" draw:fill="none" draw:textarea-vertical-align="middle"/>
    </style:style>
    <style:style style:name="gr10" style:family="graphic" style:parent-style-name="objectwithoutfill">
      <style:graphic-properties svg:stroke-color="#ff6600" draw:fill="none" draw:textarea-vertical-align="middle"/>
    </style:style>
    <style:style style:name="gr11" style:family="graphic" style:parent-style-name="objectwithoutfill">
      <style:graphic-properties svg:stroke-color="#009900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5.6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7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20.0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2.1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2.218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6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3" draw:text-style-name="P3" draw:layer="layout" svg:width="3.6cm" svg:height="3.8cm" svg:x="9.5cm" svg:y="15.4cm">
          <draw:image xlink:href="Pictures/10000201000000DC000000DCED1B7C81E57CC295.png" xlink:type="simple" xlink:show="embed" xlink:actuate="onLoad">
            <text:p/>
          </draw:image>
        </draw:frame>
        <draw:frame draw:style-name="gr7" draw:text-style-name="P1" draw:layer="layout" svg:width="3.186cm" svg:height="1.356cm" svg:x="2.1cm" svg:y="6.7cm">
          <draw:text-box>
            <text:p><text:span text:style-name="T1">GPUs</text:span></text:p>
          </draw:text-box>
        </draw:frame>
        <draw:frame draw:style-name="gr8" draw:text-style-name="P4" draw:layer="layout" svg:width="7.008cm" svg:height="5.289cm" svg:x="0.892cm" svg:y="7.977cm">
          <draw:image xlink:href="Pictures/1000000000000780000005A9A9591843CA020783.jpg" xlink:type="simple" xlink:show="embed" xlink:actuate="onLoad">
            <text:p/>
          </draw:image>
        </draw:frame>
        <draw:frame draw:style-name="gr3" draw:text-style-name="P3" draw:layer="layout" svg:width="12.816cm" svg:height="5.992cm" svg:x="14.178cm" svg:y="8.308cm">
          <draw:image xlink:href="Pictures/10000201000002F500000162268170F849CD3FE0.png" xlink:type="simple" xlink:show="embed" xlink:actuate="onLoad">
            <text:p/>
          </draw:image>
        </draw:frame>
        <draw:line draw:style-name="gr9" draw:text-style-name="P4" draw:layer="layout" svg:x1="23cm" svg:y1="5.8cm" svg:x2="20.6cm" svg:y2="9.6cm">
          <text:p/>
        </draw:line>
        <draw:line draw:style-name="gr10" draw:text-style-name="P4" draw:layer="layout" svg:x1="13.4cm" svg:y1="4.8cm" svg:x2="19.2cm" svg:y2="10cm">
          <text:p/>
        </draw:line>
        <draw:line draw:style-name="gr11" draw:text-style-name="P4" draw:layer="layout" svg:x1="6.4cm" svg:y1="11cm" svg:x2="16.6cm" svg:y2="10.8cm">
          <text:p/>
        </draw:line>
        <draw:line draw:style-name="gr10" draw:text-style-name="P4" draw:layer="layout" svg:x1="22.4cm" svg:y1="13.8cm" svg:x2="21cm" svg:y2="11.4cm">
          <text:p/>
        </draw:line>
        <draw:line draw:style-name="gr10" draw:text-style-name="P4" draw:layer="layout" svg:x1="13.4cm" svg:y1="13.8cm" svg:x2="17.8cm" svg:y2="11.8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7:07.203759155</dc:date>
    <dc:creator>steven </dc:creator>
    <meta:editing-duration>PT1H23M15S</meta:editing-duration>
    <meta:editing-cycles>12</meta:editing-cycles>
    <meta:generator>LibreOffice/5.0.3.2$Linux_X86_64 LibreOffice_project/00m0$Build-2</meta:generator>
    <meta:document-statistic meta:object-count="41"/>
  </office:meta>
</office:document-meta>
</file>